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WW8Num7"/>
    <style:style style:name="P2" style:family="paragraph" style:parent-style-name="Text_20_body" style:list-style-name="WW8Num2"/>
    <style:style style:name="P3" style:family="paragraph" style:parent-style-name="Text_20_body" style:list-style-name="WW8Num6"/>
    <style:style style:name="P4" style:family="paragraph" style:parent-style-name="Text_20_body" style:list-style-name="WW8Num5"/>
    <style:style style:name="P5" style:family="paragraph" style:parent-style-name="Standard">
      <style:text-properties fo:font-size="10pt" style:font-size-asian="10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9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10" style:family="paragraph" style:parent-style-name="Title" style:master-page-name="Standard">
      <style:paragraph-properties style:page-number="auto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Shopping Share List<text:line-break/>Caso de Uso: &lt;título do caso de uso&gt;</text:h>
      <text:h text:style-name="Heading_20_1" text:outline-level="1">Descrição</text:h>
      <text:p text:style-name="Text_20_body">&lt;descrição do caso de uso&gt;</text:p>
      <text:h text:style-name="Heading_20_1" text:outline-level="1">Descrição dos Atores</text:h>
      <text:h text:style-name="Heading_20_2" text:outline-level="2">&lt;Nome do Ator 1&gt;</text:h>
      <text:h text:style-name="Heading_20_1" text:outline-level="1">Pré-Condições</text:h>
      <text:p text:style-name="Text_20_body">&lt;pré-condição 1&gt;</text:p>
      <text:h text:style-name="Heading_20_1" text:outline-level="1">Fluxo Básico de Eventos</text:h>
      <text:list xml:id="list1457982391434883882" text:style-name="WW8Num7">
        <text:list-item>
          <text:p text:style-name="P1">O caso de uso começa quando o ator &lt; nome do ator &gt; faz...</text:p>
        </text:list-item>
        <text:list-item>
          <text:p text:style-name="P1">&lt; passo 1 do fluxo de eventos &gt;</text:p>
        </text:list-item>
        <text:list-item>
          <text:p text:style-name="P1">… </text:p>
        </text:list-item>
        <text:list-item>
          <text:p text:style-name="P1">&lt; passo n do fluxo de eventos &gt;</text:p>
        </text:list-item>
        <text:list-item>
          <text:p text:style-name="P1">O caso de uso acaba</text:p>
        </text:list-item>
      </text:list>
      <text:h text:style-name="Heading_20_1" text:outline-level="1">Fluxos Alternativos</text:h>
      <text:h text:style-name="Heading_20_2" text:outline-level="2">&lt;Fluxo alternativo 1&gt;</text:h>
      <text:p text:style-name="Text_20_body">Se no passo &lt;x&gt; do fluxo básico o &lt;ator faz algo&gt;, então </text:p>
      <text:list xml:id="list4526321979510523427" text:style-name="WW8Num2">
        <text:list-item>
          <text:p text:style-name="P2">&lt;descreva fluxo&gt; <text:s/></text:p>
        </text:list-item>
        <text:list-item>
          <text:p text:style-name="P2">O caso de uso se continua no passo &lt;y&gt;</text:p>
        </text:list-item>
      </text:list>
      <text:h text:style-name="Heading_20_1" text:outline-level="1">Subfluxos </text:h>
      <text:h text:style-name="Heading_20_2" text:outline-level="2">&lt;subfluxo 1&gt;</text:h>
      <text:list xml:id="list456961281713934501" text:style-name="WW8Num6">
        <text:list-item>
          <text:p text:style-name="P3">&lt; subfluxo 1, passo 1 &gt;</text:p>
        </text:list-item>
        <text:list-item>
          <text:p text:style-name="P3">…</text:p>
        </text:list-item>
        <text:list-item>
          <text:p text:style-name="P3">&lt; subfluxo 1, passo n &gt;</text:p>
        </text:list-item>
      </text:list>
      <text:h text:style-name="Heading_20_1" text:outline-level="1">Cenários-chave</text:h>
      <text:h text:style-name="Heading_20_2" text:outline-level="2">&lt;cenário 1&gt;</text:h>
      <text:list xml:id="list7994383957758146208" text:style-name="WW8Num5">
        <text:list-item>
          <text:p text:style-name="P4">&lt; cenário 1, passo 1 &gt;</text:p>
        </text:list-item>
        <text:list-item>
          <text:p text:style-name="P4">…</text:p>
        </text:list-item>
        <text:list-item>
          <text:p text:style-name="P4">&lt; cenário 1, step n &gt;</text:p>
        </text:list-item>
      </text:list>
      <text:h text:style-name="Heading_20_1" text:outline-level="1">Pós-condições</text:h>
      <text:h text:style-name="Heading_20_2" text:outline-level="2">&lt;pós-condição 1&gt;</text:h>
      <text:h text:style-name="Heading_20_1" text:outline-level="1">Requisitos Especiais</text:h>
      <text:p text:style-name="Text_20_body">&lt;requisito especial 1&gt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name-complex="Arial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.5in" fo:margin-right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itle" style:family="paragraph" style:parent-style-name="Standard" style:next-style-name="Subtitle" style:default-outline-level="1" style:list-style-name="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6.0854in" fo:margin-left="-0.0799in" table:align="left" style:writing-mode="lr-tb"/>
    </style:style>
    <style:style style:name="Table2.A" style:family="table-column">
      <style:table-column-properties style:column-width="4.4299in"/>
    </style:style>
    <style:style style:name="Table2.B" style:family="table-column">
      <style:table-column-properties style:column-width="1.6556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" style:family="table">
      <style:table-properties style:width="6.075in" fo:margin-left="-0.075in" table:align="left" style:writing-mode="lr-tb"/>
    </style:style>
    <style:style style:name="Table1.A" style:family="table-column">
      <style:table-column-properties style:column-width="2.1958in"/>
    </style:style>
    <style:style style:name="Table1.C" style:family="table-column">
      <style:table-column-properties style:column-width="1.6833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size="10pt" style:font-size-asian="10pt"/>
    </style:style>
    <style:style style:name="MP2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5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Shopping Share List</text:p>
            </table:table-cell>
            <table:table-cell table:style-name="Table2.B1" office:value-type="string">
              <text:p text:style-name="MP2"/>
            </table:table-cell>
          </table:table-row>
          <table:table-row table:style-name="Table2.1">
            <table:table-cell table:style-name="Table2.A1" office:value-type="string">
              <text:p text:style-name="Standard"><text:span text:style-name="MT1">Especificação de Caso de Uso: </text:span><text:span text:style-name="MT1"><text:title>&lt;use-case name&gt;</text:title></text:span><text:span text:style-name="MT1"> </text:span></text:p>
            </table:table-cell>
            <table:table-cell table:style-name="Table2.B1" office:value-type="string">
              <text:p text:style-name="MP1"><text:s text:c="2"/>Data: <text:s/>&lt;dd/mmm/yy&gt;</text:p>
            </table:table-cell>
          </table:table-row>
        </table:table>
        <text:p text:style-name="Header"/>
      </style:header>
      <style:footer>
        <table:table table:name="Table1" table:style-name="Table1">
          <table:table-column table:style-name="Table1.A" table:number-columns-repeated="2"/>
          <table:table-column table:style-name="Table1.C"/>
          <table:table-row table:style-name="Table1.1"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/>
            </table:table-cell>
            <table:table-cell table:style-name="Table1.A1" office:value-type="string">
              <text:p text:style-name="MP5"><text:span text:style-name="MT1">Page </text:span><text:span text:style-name="Page_20_Number"><text:span text:style-name="MT1"><text:page-number text:select-page="current">1</text:page-number></text:span></text:span><text:span text:style-name="Page_20_Number"><text:span text:style-name="MT1"> of </text:span></text:span><text:span text:style-name="Page_20_Number"><text:span text:style-name="MT2"><text:page-count style:num-format="1">1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&lt;use-case name&gt;</dc:title>
    <dc:subject>&lt;project&gt;</dc:subject>
    <meta:initial-creator>João  Farias</meta:initial-creator>
    <meta:creation-date>2015-10-04T09:35:54.90</meta:creation-date>
    <dc:creator>João  Farias</dc:creator>
    <dc:date>2015-10-04T09:45:33.82</dc:date>
    <meta:editing-cycles>3</meta:editing-cycles>
    <meta:editing-duration>P2171DT9H41M30S</meta:editing-duration>
    <meta:document-statistic meta:table-count="2" meta:image-count="0" meta:object-count="0" meta:page-count="1" meta:paragraph-count="36" meta:word-count="178" meta:character-count="828"/>
    <meta:generator>OpenOffice/4.1.1$Win32 OpenOffice.org_project/411m6$Build-9775</meta:generator>
  </office:meta>
</office:document-meta>
</file>